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face style:name="FreeSans" svg:font-family="FreeSans" style:font-family-generic="roman"/>
    <style:font-face style:name="FreeSans2"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927a2"/>
    </style:style>
    <style:style style:name="P2" style:family="paragraph" style:parent-style-name="Standard">
      <style:paragraph-properties fo:line-height="100%"/>
      <style:text-properties officeooo:paragraph-rsid="000927a2"/>
    </style:style>
    <style:style style:name="P3" style:family="paragraph" style:parent-style-name="Standard">
      <style:text-properties officeooo:paragraph-rsid="000927a2"/>
    </style:style>
    <style:style style:name="P4" style:family="paragraph" style:parent-style-name="Standard">
      <style:paragraph-properties fo:margin-left="0.1972in" fo:margin-right="0in" fo:line-height="100%" fo:text-indent="-0.1972in" style:auto-text-indent="false"/>
      <style:text-properties officeooo:paragraph-rsid="000927a2"/>
    </style:style>
    <style:style style:name="P5" style:family="paragraph" style:parent-style-name="Standard">
      <style:paragraph-properties fo:margin-left="0.1972in" fo:margin-right="0in" fo:text-indent="-0.1972in" style:auto-text-indent="false"/>
      <style:text-properties officeooo:paragraph-rsid="000927a2"/>
    </style:style>
    <style:style style:name="P6" style:family="paragraph" style:parent-style-name="Standard">
      <style:paragraph-properties fo:margin-left="0.1972in" fo:margin-right="0in" fo:text-align="justify" style:justify-single-word="false" fo:text-indent="-0.1972in" style:auto-text-indent="false"/>
      <style:text-properties officeooo:paragraph-rsid="000927a2"/>
    </style:style>
    <style:style style:name="P7" style:family="paragraph" style:parent-style-name="Standard">
      <style:paragraph-properties fo:margin-left="0.1972in" fo:margin-right="0in" fo:text-align="justify" style:justify-single-word="false" fo:text-indent="-0.1972in" style:auto-text-indent="false"/>
      <style:text-properties officeooo:paragraph-rsid="000b7850"/>
    </style:style>
    <style:style style:name="P8" style:family="paragraph" style:parent-style-name="Standard">
      <style:paragraph-properties fo:margin-left="0.1972in" fo:margin-right="0in" fo:text-indent="-0.1972in" style:auto-text-indent="false"/>
      <style:text-properties officeooo:paragraph-rsid="000939d2"/>
    </style:style>
    <style:style style:name="P9" style:family="paragraph" style:parent-style-name="Standard">
      <style:paragraph-properties fo:margin-left="0.1972in" fo:margin-right="0in" fo:text-indent="-0.1972in" style:auto-text-indent="false"/>
      <style:text-properties officeooo:rsid="000939d2" officeooo:paragraph-rsid="000939d2"/>
    </style:style>
    <style:style style:name="P10" style:family="paragraph" style:parent-style-name="Standard">
      <style:paragraph-properties fo:margin-left="0.1972in" fo:margin-right="0in" fo:text-align="justify" style:justify-single-word="false" fo:text-indent="-0.1972in" style:auto-text-indent="false"/>
      <style:text-properties officeooo:rsid="000939d2" officeooo:paragraph-rsid="000939d2"/>
    </style:style>
    <style:style style:name="P11" style:family="paragraph" style:parent-style-name="Standard">
      <style:paragraph-properties fo:margin-left="0.1972in" fo:margin-right="0in" fo:text-indent="-0.1972in" style:auto-text-indent="false"/>
      <style:text-properties officeooo:paragraph-rsid="000b7850"/>
    </style:style>
    <style:style style:name="P12" style:family="paragraph" style:parent-style-name="Standard">
      <style:paragraph-properties fo:margin-left="0.1972in" fo:margin-right="0in" fo:text-indent="-0.1972in" style:auto-text-indent="false"/>
      <style:text-properties officeooo:rsid="000b7850" officeooo:paragraph-rsid="000b7850"/>
    </style:style>
    <style:style style:name="P13" style:family="paragraph" style:parent-style-name="Standard">
      <style:paragraph-properties fo:margin-left="0.1972in" fo:margin-right="0in" fo:text-align="justify" style:justify-single-word="false" fo:text-indent="-0.1972in" style:auto-text-indent="false"/>
      <style:text-properties officeooo:rsid="000b7850" officeooo:paragraph-rsid="000b7850"/>
    </style:style>
    <style:style style:name="P14" style:family="paragraph" style:parent-style-name="Standard">
      <style:paragraph-properties fo:margin-left="0.2957in" fo:margin-right="0in" fo:line-height="100%" fo:text-indent="-0.2957in" style:auto-text-indent="false"/>
      <style:text-properties officeooo:paragraph-rsid="000927a2"/>
    </style:style>
    <style:style style:name="P15" style:family="paragraph" style:parent-style-name="Standard">
      <style:paragraph-properties fo:margin-left="0.2957in" fo:margin-right="0in" fo:text-indent="-0.2957in" style:auto-text-indent="false"/>
      <style:text-properties officeooo:paragraph-rsid="000927a2"/>
    </style:style>
    <style:style style:name="P16" style:family="paragraph" style:parent-style-name="Standard">
      <style:paragraph-properties fo:margin-left="0in" fo:margin-right="0in" fo:text-indent="0in" style:auto-text-indent="false"/>
      <style:text-properties officeooo:paragraph-rsid="000939d2"/>
    </style:style>
    <style:style style:name="P17" style:family="paragraph" style:parent-style-name="Title_20_and_20_Content_7e_LT_7e_Gliederung_20_1">
      <style:paragraph-properties fo:margin-left="0.3752in" fo:margin-right="0in" fo:text-indent="-0.3752in" style:auto-text-indent="false">
        <style:tab-stops>
          <style:tab-stop style:position="0in"/>
        </style:tab-stops>
      </style:paragraph-properties>
    </style:style>
    <style:style style:name="P18" style:family="paragraph" style:parent-style-name="Title_20_and_20_Content_7e_LT_7e_Gliederung_20_1">
      <style:paragraph-properties fo:margin-left="0.3752in" fo:margin-right="0in" fo:text-indent="-0.3752in" style:auto-text-indent="false">
        <style:tab-stops>
          <style:tab-stop style:position="0in"/>
        </style:tab-stops>
      </style:paragraph-properties>
      <style:text-properties officeooo:paragraph-rsid="000b7850"/>
    </style:style>
    <style:style style:name="P19" style:family="paragraph" style:parent-style-name="Title_20_and_20_Content_7e_LT_7e_Gliederung_20_1">
      <style:paragraph-properties fo:margin-left="0.3752in" fo:margin-right="0in" fo:text-indent="-0.3752in" style:auto-text-indent="false">
        <style:tab-stops>
          <style:tab-stop style:position="0in"/>
        </style:tab-stops>
      </style:paragraph-properties>
      <style:text-properties officeooo:rsid="000b7850" officeooo:paragraph-rsid="000b7850"/>
    </style:style>
    <style:style style:name="P20" style:family="paragraph" style:parent-style-name="Title_20_and_20_Content_7e_LT_7e_Gliederung_20_1">
      <style:paragraph-properties fo:margin-left="0.3752in" fo:margin-right="0in" fo:text-align="justify" style:justify-single-word="false" fo:text-indent="-0.3752in" style:auto-text-indent="false">
        <style:tab-stops>
          <style:tab-stop style:position="0in"/>
        </style:tab-stops>
      </style:paragraph-properties>
      <style:text-properties fo:font-size="11pt" officeooo:paragraph-rsid="000b7850" style:font-size-asian="11pt" style:font-size-complex="11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0927a2" style:font-size-asian="12pt" style:font-name-complex="Times New Roman1" style:font-size-complex="12pt"/>
    </style:style>
    <style:style style:name="T3" style:family="text">
      <style:text-properties style:font-name="Times New Roman" fo:font-size="12pt" officeooo:rsid="000939d2" style:font-size-asian="12pt" style:font-name-complex="Times New Roman1" style:font-size-complex="12pt"/>
    </style:style>
    <style:style style:name="T4" style:family="text">
      <style:text-properties style:font-name="Times New Roman" fo:font-size="12pt" officeooo:rsid="000b75f9" style:font-size-asian="12pt" style:font-name-complex="Times New Roman1" style:font-size-complex="12pt"/>
    </style:style>
    <style:style style:name="T5" style:family="text">
      <style:text-properties style:font-name="Times New Roman" fo:font-size="12pt" officeooo:rsid="000b7850" style:font-size-asian="12pt" style:font-name-complex="Times New Roman1" style:font-size-complex="12pt"/>
    </style:style>
    <style:style style:name="T6" style:family="text">
      <style:text-properties style:font-name="Times New Roman" fo:font-size="12pt" officeooo:rsid="000cca57" style:font-size-asian="12pt" style:font-name-complex="Times New Roman1" style:font-size-complex="12pt"/>
    </style:style>
    <style:style style:name="T7" style:family="text">
      <style:text-properties style:font-name="Times New Roman" fo:font-size="12pt" fo:font-style="italic" style:font-size-asian="12pt" style:font-style-asian="italic" style:font-name-complex="Times New Roman1" style:font-size-complex="12pt"/>
    </style:style>
    <style:style style:name="T8" style:family="text">
      <style:text-properties style:font-name="Times New Roman" style:text-underline-style="solid" style:text-underline-width="auto" style:text-underline-color="font-color" style:font-name-complex="Times New Roman1"/>
    </style:style>
    <style:style style:name="T9" style:family="text">
      <style:text-properties style:font-name="Times New Roman" style:font-name-complex="Times New Roman1"/>
    </style:style>
    <style:style style:name="T10" style:family="text">
      <style:text-properties officeooo:rsid="000b75f9"/>
    </style:style>
    <style:style style:name="T11" style:family="text">
      <style:text-properties style:font-name="Calibri"/>
    </style:style>
    <style:style style:name="T12" style:family="text">
      <style:text-properties style:font-name="Calibri" fo:font-size="11pt" style:font-size-asian="11pt" style:font-size-complex="11pt"/>
    </style:style>
    <style:style style:name="T13" style:family="text">
      <style:text-properties style:font-name="Calibri" fo:font-size="11pt" officeooo:rsid="000b7850" style:font-size-asian="11pt" style:font-size-complex="11pt"/>
    </style:style>
    <style:style style:name="T14" style:family="text">
      <style:text-properties style:font-name="Calibri" officeooo:rsid="000b7850"/>
    </style:style>
    <style:style style:name="T15" style:family="text">
      <style:text-properties style:font-name="Calibri" fo:font-size="32pt" style:font-size-asian="32pt"/>
    </style:style>
    <style:style style:name="T16" style:family="text">
      <style:text-properties style:font-name="Calibri" fo:font-size="12pt" style:font-size-asian="12pt" style:font-size-complex="12pt"/>
    </style:style>
    <style:style style:name="T17" style:family="text">
      <style:text-properties style:font-name="Calibri" fo:font-size="12pt" officeooo:rsid="000b7850" style:font-size-asian="12pt" style:font-size-complex="12pt"/>
    </style:style>
    <style:style style:name="fr1"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8">UJIAN TENGAH SEMESTER GENAP TAHUN 2018/2019</text:span></text:p>
      <text:p text:style-name="P2"><text:span text:style-name="T9">Mata Kuliah <text:s text:c="3"/>: Filsafat Sains dan Konsep Teknologi</text:span></text:p>
      <text:p text:style-name="P2"><text:span text:style-name="T9">Program Studi : Matematika, Statistika, Ilmu Komputer</text:span></text:p>
      <text:p text:style-name="P2"><text:span text:style-name="T8">SOAL :</text:span></text:p>
      <text:p text:style-name="P5"><text:span text:style-name="T1">1. Jelaskan apakah setiap pengetahuan dapat dikategorikan sebagai ilmu, dan sebaliknya apakah setiap ilmu menjadi pengetahuan. Berikan satu contoh pengetahuan yang bukan merupakan ilmu.</text:span></text:p>
      <text:p text:style-name="P5"><text:span text:style-name="T1"><text:tab/></text:span><text:span text:style-name="T2">Jawab :</text:span></text:p>
      <text:p text:style-name="P6"><text:span text:style-name="T2"><text:tab/>Tidak karena Pengetahuan adalah apa yang diketahui oleh manusia atau hasil pekerjaan manusia menjadi tahu. Pengetahuan itu merupakan milik atau isi pikiran manusia yang merupakan hasil dari proses usaha manusia untuk tahu. Dalam perkembangannya pengetahuan manusia berdiferensiasi menjadi empat cabang utama, filsasat, ilmu, pengetahuan dan wawasan. </text:span></text:p>
      <text:p text:style-name="P6"><text:span text:style-name="T2"><text:s text:c="4"/>Ya karena Setiap ilmu (sains) adalah pengetahuan (knowledge), tetapi tidak setiap pengetahuan adalah ilmu. Ilmu adalah semacam pengetahuan yang telah disusun secara sistematis. Bagaimana cara menyusun kumpulan pengetahuan agar menjadi ilmu? Jawabnya pengetahuan itu harus dikandung dulu oleh filsafat , lalu dilahirkan, dibesarkan dan diasuh oleh matematika, logika, bahasa, statistika dan metode ilmiah. Maka seseorang yang ingin berilmu perlu memiliki pengetahuan yang banyak dan memiliki pengetahuan tentang logika, matematika, statistika dan bahasa. Kemudian pengetahuan yang banyak itu diolah oleh suatu metode tertentu. Metode itu ialah metode ilmiah. Pengetahuan tentang metode ilmiah diperlukan juga untuk menyusun pengetahuan-pengetahuan tersebut untuk menjadi ilmu dan menarik pengetahuan lain yang dibutuhkan untuk melengkapinya.</text:span></text:p>
      <text:p text:style-name="P6"><text:span text:style-name="T2"><text:tab/></text:span></text:p>
      <text:p text:style-name="P6"><text:span text:style-name="T2"><text:tab/>contoh pengetahuan : </text:span><text:span text:style-name="T3">Ilmu Batin</text:span></text:p>
      <text:p text:style-name="P5"><text:span text:style-name="T2"><text:tab/></text:span></text:p>
      <text:p text:style-name="P5"><text:span text:style-name="T1">2. Apakah ciri-cirinya yang hakiki yang membedakan ilmu dari pengetahuan-pengetahuan lainnya yang bukan ilmu.</text:span></text:p>
      <text:p text:style-name="P5"><text:span text:style-name="T1"><text:tab/></text:span><text:span text:style-name="T3">Jawab:</text:span></text:p>
      <text:p text:style-name="P8"><text:span text:style-name="T3"><text:tab/>Menurut The Liang Gie secara lebih khusus menyebutkan ciri-ciri ilmu sebagai berikut:</text:span></text:p>
      <text:p text:style-name="P9"/>
      <text:p text:style-name="P9"><text:span text:style-name="T1">- <text:s text:c="6"/>Empiris (berdasarkan pengamatan dan percobaan)</text:span></text:p>
      <text:p text:style-name="P9"><text:span text:style-name="T1">- <text:s text:c="6"/>Sistematis (tersusun secara logis serta mempunyai hubungan saling bergantung dan teratur)</text:span></text:p>
      <text:p text:style-name="P9"><text:span text:style-name="T1">- <text:s text:c="6"/>Objektif (terbebas dari persangkaan dan kesukaan pribadi)</text:span></text:p>
      <text:p text:style-name="P9"><text:span text:style-name="T1">- <text:s text:c="6"/>Analitis (menguraikan persoalan menjadi bagian-bagian yang terinci)</text:span></text:p>
      <text:p text:style-name="P9"><text:span text:style-name="T1">- <text:s text:c="6"/>Veriflkatif (dapat diperiksa kebenarannya)</text:span></text:p>
      <text:p text:style-name="P9"><text:span text:style-name="T1"/></text:p>
      <text:p text:style-name="P5"><text:span text:style-name="T1">3. <text:s/>Berpikir filsafat mempunyai tiga karakteristik, tuliskan dua diantara tiga karakteristik tersebut dan jelaskan</text:span></text:p>
      <text:p text:style-name="P5"><text:span text:style-name="T1"><text:tab/></text:span><text:span text:style-name="T3">jawab:</text:span></text:p>
      <text:p text:style-name="P5"><text:span text:style-name="T3"><text:tab/></text:span><text:span text:style-name="T5">a. </text:span><text:span text:style-name="T11">Bersifat menyeluruh, </text:span></text:p>
      <text:p text:style-name="P17"><text:span text:style-name="T11"><text:s text:c="4"/></text:span><text:span text:style-name="T12">Artinya: seorang ilmuan tidak puas lagi mengenal ilmu dari segi pandang ilmu itu sendiri. Dia ingin melihat hakikat ilmu dalam konstelasi pengetahuan yang lainnya, misalnya dia ingin tahu kaitan ilmu dengan moral, kaitan ilmu dengan agama. Dia ingin yakin apakah ilmu itu membawa kebahagiaan kepada dirinya. Dalam perkembangannya, penjelajahan filsafat menjadi sempit tidak lagi menyeluruh tetapi sektoral </text:span></text:p>
      <text:p text:style-name="P18"><text:span text:style-name="T13">b. </text:span><text:span text:style-name="T12">Bersifat mendasar</text:span></text:p>
      <text:p text:style-name="P20"><text:soft-page-break/><text:span text:style-name="T14"><text:tab/><text:tab/>Artinya: seseorang yang berpikir filsafat selain tengadah ke bintang-bintang juga membongkar tempat berpijak secara fundamental, dia tidak lagi percaya begitu saja bahwa ilmu itu benar. Mengapa ilmu dapat disebut benar? Bagaimana proses penilaian berdasarkan kriteria <text:s text:c="2"/>dilakukan? Apakah kriteria itu sendiri benar? Kemudian benar itu sendiri apa? (semacam sebuah lingkaran pertanyaan) dan menyusur sebuah lingkaran kita harus mulai dari satu titik, yang awal dan sekaligus yang akhir. Lalu bagaimana menentukan titik awal yang benar.</text:span></text:p>
      <text:p text:style-name="P16"/>
      <text:p text:style-name="P5"><text:span text:style-name="T1">4. Berikan satu contoh berpikir filsafat. Kemudian jelaskan mengapa contoh tersebut memenuhi kriteria berpikir filsafat.</text:span></text:p>
      <text:p text:style-name="P11"><text:span text:style-name="T1"><text:tab/></text:span><text:span text:style-name="T4">Jawab:</text:span></text:p>
      <text:p text:style-name="P12"><text:span text:style-name="T1"><text:tab/>Contoh: masyarakat sering membeli smartphone dengan merk terkenal, karena memiliki harga mahal bisa dibilang kualitasnya baik dan barangnya bagus.</text:span></text:p>
      <text:p text:style-name="P12"><text:span text:style-name="T1"><text:s/><text:tab/>Karena berpikir secara umum atau menyeluruh dengan menggunakan atau melihat kenyataan, bukan intuisi sehingga bisa dikatakan bahwa masyarakat sedang berfilsafat.</text:span></text:p>
      <text:p text:style-name="P5"><text:span text:style-name="T4"><text:tab/></text:span></text:p>
      <text:p text:style-name="P5"><text:span text:style-name="T1">5. Jelaskan apakah sebenarnya yang ditelaah filsafat</text:span></text:p>
      <text:p text:style-name="P5"><text:span text:style-name="T1"><text:tab/></text:span><text:span text:style-name="T5">jawab :</text:span></text:p>
      <text:p text:style-name="P7"><text:span text:style-name="T5"><text:tab/>Jujun S. Suriasumantri menyatakan bahwa filsafat ilmu merupakan bagian dari epistemology yang secara spesifik mengkaji hakekat ilmu. Dalam bentuk pertanyaan, pada dasar filsafat ilmu merupakan telahaan berkaitan dengan objek apa yang ditelaah oleh ilmu (ontologi), bagaimana proses pemerolehan ilmu (epistemologi), dan bagaimana manfaat ilmu (axiologi), oleh karena itu lingkup induk telaahan filsafat ilmu adalah :</text:span></text:p>
      <text:p text:style-name="P13"/>
      <text:p text:style-name="P13"><text:span text:style-name="T1"><text:s text:c="6"/>Ontologi berkaitan tentang apa obyek yang ditelaah ilmu, dalam kajian ini mencakup masalah realitas dan penampakan (reality and appearance), serta bagaimana hubungan ke dua hal tersebut dengan subjek/manusia.</text:span></text:p>
      <text:p text:style-name="P13"/>
      <text:p text:style-name="P13"><text:span text:style-name="T1"><text:s text:c="6"/>Epistemologi berkaitan dengan bagaimana proses diperolehnya ilmu, bagaimana prosedurnya untuk memperoleh pengetahuan ilmiah yang benar.</text:span></text:p>
      <text:p text:style-name="P13"/>
      <text:p text:style-name="P13"><text:span text:style-name="T1"><text:tab/>Axiologi berkaitan dengan apa manfaat ilmu, bagaimana hubungan etika dengan ilmu, serta bagaimana mengaplikasikan ilmu dalam kehidupan.</text:span></text:p>
      <text:p text:style-name="P13"><text:span text:style-name="T1"/></text:p>
      <text:p text:style-name="P5"><text:span text:style-name="T1">6. Dalam penjelajahan pengetahuan kita mulai dari serangkaian spekulasi sebagai titik awalnya, jelaskan mengapa harus demikian.</text:span></text:p>
      <text:p text:style-name="P5"><text:span text:style-name="T1"><text:tab/></text:span><text:span text:style-name="T6">Jawab :</text:span></text:p>
      <text:p text:style-name="P5"><text:span text:style-name="T6"><text:tab/></text:span></text:p>
      <text:p text:style-name="P5"><text:span text:style-name="T1">7. Tuliskan satu contoh ilmu atau teori dalam matematika kemudian tinjau dari segi permasalahan filsafat.</text:span></text:p>
      <text:p text:style-name="P5"><text:span text:style-name="T1">8. <text:s/>Etika adalah sebuah ilmu yang memberi kita norma tentang bagaimana kita harus hidup dan hal ini dikenal pula sebagai moralitas walaupun sesungguhnya ada perbedaan antara etika dan moralitas. Jelaskan perbedaannya.</text:span></text:p>
      <text:p text:style-name="P5"><text:span text:style-name="T1">9. Etika dapat disamakan dengan kesusilaan. Jelaskan mengapa demikian.</text:span></text:p>
      <text:p text:style-name="P5"><text:span text:style-name="T1">10. Etika bermaksud membantu manusia untuk bertindak secara bebas dan dapat dipertanggung jawabkan. Jelaskan mengapa demikian.</text:span></text:p>
      <text:p text:style-name="P5"><text:span text:style-name="T1">11. Dalam penilaian moral dituntut adanya pengetahuan dan adanya pilihan. Jelaskan mengapa demikian dan berikan satu contoh.</text:span></text:p>
      <text:p text:style-name="P5"><text:soft-page-break/><text:span text:style-name="T1">12. Berikan satu contoh etika deskriptif dan satu contoh etika normatif dan jelaskan mengapa dikatakan demikian.</text:span></text:p>
      <text:p text:style-name="P5"><text:span text:style-name="T1">13. Dalam perkembangan kesadaran moral manusia memerlukan keteladanan, penyuluhan dan bimbingan. Jelaskan maksud pernyataan tersebut.</text:span></text:p>
      <text:p text:style-name="P15"><text:span text:style-name="T1">14. Jelaskan apa yang dimaksud dengan kebenaran dan apa yang dimaksud dengan kekeliruan.</text:span></text:p>
      <text:p text:style-name="P5"><text:span text:style-name="T1">15. Jelaskan perbedaan sangsi dan ragu-ragu terhadap suatu kebenaran, kemudian jelaskan kesamaannya <text:s text:c="3"/>dengan keyakinan.</text:span></text:p>
      <text:p text:style-name="P3"><text:span text:style-name="T1">16.Jelaskan pengertian dari pengalaman, pikiran, dan penalaran.</text:span></text:p>
      <text:p text:style-name="P15"><text:span text:style-name="T1">17. Jelaskan mengapa pengalaman, pikiran dan penalaran dapat menjadi dasar-dasar pengetahuan.</text:span></text:p>
      <text:p text:style-name="P15"><text:span text:style-name="T1">18. Ada dua macam pengalaman, yakni pengalaman primer dan pengalaman sekunder. Jelaskan pengertian masing-masing pengalaman tersebut dan berikan satu contoh</text:span></text:p>
      <text:p text:style-name="P14"><text:span text:style-name="T1">19. Berikan satu contoh penalaran induksi dan satu contoh penalaran deduksi.</text:span></text:p>
      <text:p text:style-name="P14"><text:span text:style-name="T1">20. Jelaskan mengapa manusia dapat mengembangkan pengetahuannya menjadi ilmu.</text:span></text:p>
      <text:p text:style-name="P14"><text:span text:style-name="T1">21. Jelaskan mengapa perasaan dan intuisi tidak dapat dijadikan dasar pengetahuan.</text:span></text:p>
      <text:p text:style-name="P2"><text:span text:style-name="T1">22. Perhatikan pernyataan berikut:</text:span></text:p>
      <text:p text:style-name="P5"><text:span text:style-name="T1"><text:s text:c="4"/>Misalkan sebuah daerah dibatasi oleh garis </text:span><text:span text:style-name="T1"><draw:frame draw:style-name="fr1" draw:name="Object8" text:anchor-type="as-char" svg:width="0.5756in" svg:height="0.1839in" draw:z-index="0"><draw:object xlink:href="./Object 1" xlink:type="simple" xlink:show="embed" xlink:actuate="onLoad"/><draw:image xlink:href="./ObjectReplacements/Object 1" xlink:type="simple" xlink:show="embed" xlink:actuate="onLoad"/><svg:desc>formula</svg:desc></draw:frame></text:span><text:span text:style-name="T1"> <text:s/>sumbu </text:span><text:span text:style-name="T7">x,</text:span><text:span text:style-name="T1"> dan </text:span><text:span text:style-name="T1"><draw:frame draw:style-name="fr1" draw:name="Object1" text:anchor-type="as-char" svg:width="0.478in" svg:height="0.1839in" draw:z-index="1"><draw:object xlink:href="./Object 2" xlink:type="simple" xlink:show="embed" xlink:actuate="onLoad"/><draw:image xlink:href="./ObjectReplacements/Object 2" xlink:type="simple" xlink:show="embed" xlink:actuate="onLoad"/><svg:desc>formula</svg:desc></draw:frame></text:span><text:span text:style-name="T1"> maka luas daerah tersebut dapat dihitung dengan menggunakan integral sebagai berikut</text:span></text:p>
      <text:p text:style-name="P5"><text:span text:style-name="T1"><text:s text:c="4"/></text:span><text:span text:style-name="T1"><draw:frame draw:style-name="fr1" draw:name="Object2" text:anchor-type="as-char" svg:width="1.5563in" svg:height="0.472in" draw:z-index="2"><draw:object xlink:href="./Object 3" xlink:type="simple" xlink:show="embed" xlink:actuate="onLoad"/><draw:image xlink:href="./ObjectReplacements/Object 3" xlink:type="simple" xlink:show="embed" xlink:actuate="onLoad"/><svg:desc>formula</svg:desc></draw:frame></text:span><text:span text:style-name="T1"> <text:s/>dimana </text:span><text:span text:style-name="T7">a</text:span><text:span text:style-name="T1"> adalah batas bawah integral dan </text:span><text:span text:style-name="T7">b</text:span><text:span text:style-name="T1"> adalah batas atas integral</text:span></text:p>
      <text:p text:style-name="P2"><text:span text:style-name="T1"><text:s text:c="4"/>Jelaskan pengertian ilmu dan pengetahuan berkaitan dengan pernyataan tersebut.</text:span></text:p>
      <text:p text:style-name="P14"><text:span text:style-name="T1">23. Jelaskan ontologi, epistemologi, dan aksiologi dari pernyataan pada soal nomor 22 di atas.</text:span></text:p>
      <text:p text:style-name="P2"><text:span text:style-name="T1">24. Jelaskan bagaimana caranya mendapatkan pengetahuan yang benar.</text:span></text:p>
      <text:p text:style-name="P2"><text:span text:style-name="T1">25. Perhatikan pernyataan berikut: </text:span><text:span text:style-name="T1"><draw:frame draw:style-name="fr1" draw:name="Object3" text:anchor-type="as-char" svg:width="0.6783in" svg:height="0.1839in" draw:z-index="3"><draw:object xlink:href="./Object 4" xlink:type="simple" xlink:show="embed" xlink:actuate="onLoad"/><draw:image xlink:href="./ObjectReplacements/Object 4" xlink:type="simple" xlink:show="embed" xlink:actuate="onLoad"/><svg:desc>formula</svg:desc></draw:frame></text:span><text:span text:style-name="T1"> <text:s/>dimana </text:span><text:span text:style-name="T1"><draw:frame draw:style-name="fr1" draw:name="Object4" text:anchor-type="as-char" svg:width="1.0898in" svg:height="0.2043in" draw:z-index="4"><draw:object xlink:href="./Object 5" xlink:type="simple" xlink:show="embed" xlink:actuate="onLoad"/><draw:image xlink:href="./ObjectReplacements/Object 5" xlink:type="simple" xlink:show="embed" xlink:actuate="onLoad"/><svg:desc>formula</svg:desc></draw:frame></text:span><text:span text:style-name="T1"> <text:s/>dan</text:span></text:p>
      <text:p text:style-name="P2"><text:span text:style-name="T1"><text:s text:c="6"/></text:span><text:span text:style-name="T1"><draw:frame draw:style-name="fr1" draw:name="Object5" text:anchor-type="as-char" svg:width="1.8071in" svg:height="0.2043in" draw:z-index="5"><draw:object xlink:href="./Object 6" xlink:type="simple" xlink:show="embed" xlink:actuate="onLoad"/><draw:image xlink:href="./ObjectReplacements/Object 6" xlink:type="simple" xlink:show="embed" xlink:actuate="onLoad"/><svg:desc>formula</svg:desc></draw:frame></text:span><text:span text:style-name="T1"> <text:s/>maka <text:s/></text:span><text:span text:style-name="T1"><draw:frame draw:style-name="fr1" draw:name="Object6" text:anchor-type="as-char" svg:width="1.1492in" svg:height="0.2043in" draw:z-index="6"><draw:object xlink:href="./Object 7" xlink:type="simple" xlink:show="embed" xlink:actuate="onLoad"/><draw:image xlink:href="./ObjectReplacements/Object 7" xlink:type="simple" xlink:show="embed" xlink:actuate="onLoad"/><svg:desc>formula</svg:desc></draw:frame></text:span></text:p>
      <text:p text:style-name="P4"><draw:frame draw:style-name="fr1" draw:name="Object7" text:anchor-type="as-char" svg:width="0.0791in" svg:height="0.1839in" draw:z-index="7"><draw:object xlink:href="./Object 8" xlink:type="simple" xlink:show="embed" xlink:actuate="onLoad"/><draw:image xlink:href="./ObjectReplacements/Object 8" xlink:type="simple" xlink:show="embed" xlink:actuate="onLoad"/><svg:desc>formula</svg:desc></draw:frame><text:span text:style-name="T1"> <text:s text:c="2"/>Jelaskan pengertian pikiran dan penalaran berhubungan dengan pernyataan di atas.</text:span></text:p>
      <text:p text:style-name="P1"><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face style:name="FreeSans" svg:font-family="FreeSans" style:font-family-generic="roman"/>
    <style:font-face style:name="FreeSans2"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in" fo:margin-bottom="0.1575in" style:contextual-spacing="false" fo:text-align="start" style:justify-single-word="false"/>
      <style:text-properties fo:color="#000000"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in" fo:margin-bottom="0.1181in" style:contextual-spacing="false" fo:text-align="start" style:justify-single-word="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in" fo:margin-bottom="0.0783in" style:contextual-spacing="false" fo:text-align="start" style:justify-single-word="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in" fo:margin-bottom="0.0398in" style:contextual-spacing="false" fo:text-align="start" style:justify-single-word="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in" fo:margin-bottom="0.0398in" style:contextual-spacing="false" fo:text-align="start" style:justify-single-word="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in" fo:margin-bottom="0.0398in" style:contextual-spacing="false" fo:text-align="start" style:justify-single-word="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in" fo:margin-bottom="0.0398in" style:contextual-spacing="false" fo:text-align="start" style:justify-single-word="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in" fo:margin-bottom="0.0398in" style:contextual-spacing="false" fo:text-align="start" style:justify-single-word="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in" fo:margin-right="0in" fo:text-align="center" style:justify-single-word="false" fo:orphans="2" fo:widows="2" fo:text-indent="0in"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ffffff"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fo:text-align="start" style:justify-single-word="false"/>
      <style:text-properties fo:color="#000000"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fo:text-align="start" style:justify-single-word="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fo:text-align="start" style:justify-single-word="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fo:text-align="start" style:justify-single-word="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fo:text-align="start" style:justify-single-word="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fo:text-align="start" style:justify-single-word="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fo:text-align="start" style:justify-single-word="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fo:text-align="start" style:justify-single-word="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in" fo:margin-bottom="0.1575in" style:contextual-spacing="false" fo:text-align="start" style:justify-single-word="false"/>
      <style:text-properties fo:color="#000000"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in" fo:margin-bottom="0.1181in" style:contextual-spacing="false" fo:text-align="start" style:justify-single-word="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in" fo:margin-bottom="0.0783in" style:contextual-spacing="false" fo:text-align="start" style:justify-single-word="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in" fo:margin-bottom="0.0398in" style:contextual-spacing="false" fo:text-align="start" style:justify-single-word="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in" fo:margin-bottom="0.0398in" style:contextual-spacing="false" fo:text-align="start" style:justify-single-word="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in" fo:margin-bottom="0.0398in" style:contextual-spacing="false" fo:text-align="start" style:justify-single-word="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in" fo:margin-bottom="0.0398in" style:contextual-spacing="false" fo:text-align="start" style:justify-single-word="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in" fo:margin-bottom="0.0398in" style:contextual-spacing="false" fo:text-align="start" style:justify-single-word="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9:48:29.390407676</meta:creation-date>
    <dc:date>2019-04-23T04:25:13.002285492</dc:date>
    <meta:editing-duration>PT8H4M56S</meta:editing-duration>
    <meta:editing-cycles>3</meta:editing-cycles>
    <meta:generator>LibreOffice/4.2.3.3$Linux_x86 LibreOffice_project/420m0$Build-3</meta:generator>
    <meta:document-statistic meta:table-count="0" meta:image-count="0" meta:object-count="8" meta:page-count="3" meta:paragraph-count="64" meta:word-count="922" meta:character-count="7080" meta:non-whitespace-character-count="6100"/>
  </office:meta>
</office:document-meta>
</file>

<file path=Object 1/content.xml><?xml version="1.0" encoding="utf-8"?>
<math xmlns="http://www.w3.org/1998/Math/MathML" display="block">
  <semantics>
    <mrow>
      <mrow>
        <mi>y</mi>
        <mo stretchy="false">=</mo>
        <mn>2</mn>
      </mrow>
      <mi>x</mi>
      <mi>,</mi>
    </mrow>
    <annotation encoding="StarMath 5.0">y=2x,</annotation>
  </semantics>
</math>
</file>

<file path=Object 2/content.xml><?xml version="1.0" encoding="utf-8"?>
<math xmlns="http://www.w3.org/1998/Math/MathML" display="block">
  <semantics>
    <mrow>
      <mi>x</mi>
      <mo stretchy="false">=</mo>
      <mn>10</mn>
    </mrow>
    <annotation encoding="StarMath 5.0">x=10</annotation>
  </semantics>
</math>
</file>

<file path=Object 3/content.xml><?xml version="1.0" encoding="utf-8"?>
<math xmlns="http://www.w3.org/1998/Math/MathML" display="block">
  <semantics>
    <mrow>
      <mi>L</mi>
      <mo stretchy="false">=</mo>
      <mrow>
        <munderover>
          <mo stretchy="false">∫</mo>
          <mi>a</mi>
          <mi>b</mi>
        </munderover>
        <mrow>
          <mi>f</mi>
          <mrow>
            <mo fence="true" stretchy="true">(</mo>
            <mrow>
              <mi>x</mi>
            </mrow>
            <mo fence="true" stretchy="true">)</mo>
          </mrow>
          <mi mathvariant="italic">dx</mi>
        </mrow>
      </mrow>
      <mo stretchy="false">=</mo>
      <mrow>
        <munderover>
          <mo stretchy="false">∫</mo>
          <mi>a</mi>
          <mi>b</mi>
        </munderover>
        <mrow>
          <mn>2</mn>
          <mi mathvariant="italic">xdx</mi>
        </mrow>
      </mrow>
    </mrow>
    <annotation encoding="StarMath 5.0">L= int from {a} to {b} {f left (x right ) dx} = int from {a} to {b} {2xdx}</annotation>
  </semantics>
</math>
</file>

<file path=Object 4/content.xml><?xml version="1.0" encoding="utf-8"?>
<math xmlns="http://www.w3.org/1998/Math/MathML" display="block">
  <semantics>
    <mrow>
      <mi>f</mi>
      <mi mathvariant="normal">:</mi>
      <mi>A</mi>
      <mi>→</mi>
      <mi>B</mi>
    </mrow>
    <annotation encoding="StarMath 5.0">f :A→B</annotation>
  </semantics>
</math>
</file>

<file path=Object 5/content.xml><?xml version="1.0" encoding="utf-8"?>
<math xmlns="http://www.w3.org/1998/Math/MathML" display="block">
  <semantics>
    <mrow>
      <mi>A</mi>
      <mo stretchy="false">=</mo>
      <mrow>
        <mo fence="true" stretchy="true">{</mo>
        <mrow>
          <mrow>
            <mn>1,</mn>
            <mn>2,</mn>
            <mn>3,</mn>
            <mn>4,</mn>
            <mn>5</mn>
          </mrow>
        </mrow>
        <mo fence="true" stretchy="true">}</mo>
      </mrow>
    </mrow>
    <annotation encoding="StarMath 5.0">A= left lbrace 1, 2, 3, 4, 5 right rbrace</annotation>
  </semantics>
</math>
</file>

<file path=Object 6/content.xml><?xml version="1.0" encoding="utf-8"?>
<math xmlns="http://www.w3.org/1998/Math/MathML" display="block">
  <semantics>
    <mrow>
      <mi>B</mi>
      <mo stretchy="false">=</mo>
      <mrow>
        <mo fence="true" stretchy="true">{</mo>
        <mrow>
          <mrow>
            <mn>3,</mn>
            <mn>5,</mn>
            <mn>7,</mn>
            <mn>9,</mn>
            <mn>11,</mn>
            <mn>13,</mn>
            <mn>15,17</mn>
          </mrow>
        </mrow>
        <mo fence="true" stretchy="true">}</mo>
      </mrow>
    </mrow>
    <annotation encoding="StarMath 5.0">B= left lbrace 3, 5, 7, 9, 11, 13, 15,17 right rbrace</annotation>
  </semantics>
</math>
</file>

<file path=Object 7/content.xml><?xml version="1.0" encoding="utf-8"?>
<math xmlns="http://www.w3.org/1998/Math/MathML" display="block">
  <semantics>
    <mrow>
      <mi>R</mi>
      <mo stretchy="false">=</mo>
      <mrow>
        <mo fence="true" stretchy="true">{</mo>
        <mrow>
          <mrow>
            <mn>3,</mn>
            <mn>5,</mn>
            <mn>7,</mn>
            <mn>9,</mn>
            <mn>11</mn>
          </mrow>
        </mrow>
        <mo fence="true" stretchy="true">}</mo>
      </mrow>
    </mrow>
    <annotation encoding="StarMath 5.0">R= left lbrace 3, 5, 7, 9, 11 right rbrace</annotation>
  </semantics>
</math>
</file>

<file path=Object 8/content.xml><?xml version="1.0" encoding="utf-8"?>
<math xmlns="http://www.w3.org/1998/Math/MathML" display="block">
  <semantics>
    <annotation encoding="StarMath 5.0">    </annotation>
  </semantics>
</math>
</file>